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9f3" officeooo:paragraph-rsid="000ca9f3"/>
    </style:style>
    <style:style style:name="P2" style:family="paragraph" style:parent-style-name="Standard">
      <style:text-properties officeooo:rsid="00112ec7" officeooo:paragraph-rsid="00112ec7"/>
    </style:style>
    <style:style style:name="P3" style:family="paragraph">
      <style:paragraph-properties fo:text-align="center"/>
    </style:style>
    <style:style style:name="T1" style:family="text">
      <style:text-properties officeooo:rsid="0013c09e"/>
    </style:style>
    <style:style style:name="T2" style:family="text">
      <style:text-properties officeooo:rsid="00144753"/>
    </style:style>
    <style:style style:name="T3" style:family="text">
      <style:text-properties officeooo:rsid="00149bcd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3" drawooo:display="printer" svg:width="0mm" svg:height="0mm" svg:x="91.93mm" svg:y="217.72mm" svg:viewBox="0 0 0 0" draw:points="0,0">
        <text:p/>
      </draw:polygon>
      <draw:polygon text:anchor-type="page" text:anchor-page-number="1" draw:z-index="1" draw:name="turtle" draw:style-name="gr1" draw:text-style-name="P3" drawooo:display="printer" svg:width="0mm" svg:height="0mm" svg:x="97.7mm" svg:y="163.04mm" svg:viewBox="0 0 0 0" draw:points="0,0">
        <text:p/>
      </draw:polygon>
      <draw:polygon text:anchor-type="page" text:anchor-page-number="1" draw:z-index="2" draw:name="turtle" draw:style-name="gr1" draw:text-style-name="P3" drawooo:display="printer" svg:width="0mm" svg:height="0mm" svg:x="122.18mm" svg:y="143.9mm" svg:viewBox="0 0 0 0" draw:points="0,0">
        <text:p/>
      </draw:polygon>
      <draw:polygon text:anchor-type="page" text:anchor-page-number="1" draw:z-index="3" draw:name="turtle" draw:style-name="gr1" draw:text-style-name="P3" drawooo:display="printer" svg:width="0mm" svg:height="0mm" svg:x="121.74mm" svg:y="142.4mm" svg:viewBox="0 0 0 0" draw:points="0,0">
        <text:p/>
      </draw:polygon>
      <draw:polygon text:anchor-type="page" text:anchor-page-number="1" draw:z-index="4" draw:name="turtle" draw:style-name="gr1" draw:text-style-name="P3" drawooo:display="printer" svg:width="0mm" svg:height="0mm" svg:x="121.69mm" svg:y="143.47mm" svg:viewBox="0 0 0 0" draw:points="0,0">
        <text:p/>
      </draw:polygon>
      <text:p text:style-name="P1">CLEARSCREEN</text:p>
      <text:p text:style-name="P1">HOME</text:p>
      <text:p text:style-name="P1"/>
      <text:p text:style-name="P1"/>
      <text:p text:style-name="P1">TO SPI ANGOLO <text:span text:style-name="T3">PASSO</text:span></text:p>
      <text:p text:style-name="P1"><text:tab/>FORWARD <text:span text:style-name="T3">PASSO</text:span></text:p>
      <text:p text:style-name="P1"><text:tab/>RIGHT ANGOLO</text:p>
      <text:p text:style-name="P1"><text:tab/>SPI ANGOLO <text:span text:style-name="T1">/ </text:span>0.9<text:span text:style-name="T2">91</text:span> <text:span text:style-name="T3">PASSO</text:span></text:p>
      <text:p text:style-name="P1">END</text:p>
      <text:p text:style-name="P1"/>
      <text:p text:style-name="P2">HIDETURTLE</text:p>
      <text:p text:style-name="P1"/>
      <text:p text:style-name="P1">SPI <text:span text:style-name="T2">1 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0:16:46.509889336</meta:creation-date>
    <dc:date>2016-11-25T11:35:30.398908972</dc:date>
    <meta:editing-duration>PT7M23S</meta:editing-duration>
    <meta:editing-cycles>7</meta:editing-cycles>
    <meta:generator>LibreOffice/4.2.8.2$Linux_x86 LibreOffice_project/420m0$Build-2</meta:generator>
    <meta:print-date>2016-11-19T23:07:06.640661775</meta:print-date>
    <meta:document-statistic meta:table-count="0" meta:image-count="0" meta:object-count="0" meta:page-count="1" meta:paragraph-count="9" meta:word-count="20" meta:character-count="106" meta:non-whitespace-character-count="92"/>
  </office:meta>
</office:document-meta>
</file>